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e4c6" officeooo:paragraph-rsid="000fe4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m dia amigo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07:53:26.230095413</meta:creation-date>
    <dc:date>2018-11-13T07:53:52.893861743</dc:date>
    <meta:editing-duration>PT28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  <meta:generator>LibreOffice/5.1.6.2$Linux_X86_64 LibreOffice_project/10m0$Build-2</meta:generator>
  </office:meta>
</office:document-meta>
</file>